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80674157103289560" text:style-name="L1">
        <text:list-item>
          <text:p text:style-name="P1">How to check if two String are Anagram?</text:p>
        </text:list-item>
        <text:list-item>
          <text:p text:style-name="P1">How to convert numeric String to int in Java?</text:p>
        </text:list-item>
        <text:list-item>
          <text:p text:style-name="P1"><text:a xlink:type="simple" xlink:href="http://instanceofjavaforus.blogspot.in/2014/12/sort-string-using-string-api.html" text:style-name="Internet_20_link" text:visited-style-name="Visited_20_Internet_20_Link">Sort the String using string API (Built in method)? </text:a></text:p>
        </text:list-item>
        <text:list-item>
          <text:p text:style-name="P1">Write a program search for a word in a String and replace all of its occurrences.</text:p>
        </text:list-item>
        <text:list-item>
          <text:p text:style-name="P1"><text:a xlink:type="simple" xlink:href="http://www.instanceofjava.com/2016/02/find-longest-substring-in-between-specified-string.html" text:style-name="Internet_20_link" text:visited-style-name="Visited_20_Internet_20_Link">Find Biggest substring in between specified character</text:a> </text:p>
        </text:list-item>
        <text:list-item>
          <text:p text:style-name="P1">Make a new String from existing String of repeated Strings/Duplicate String.</text:p>
        </text:list-item>
        <text:list-item>
          <text:p text:style-name="P1">Reverse a String with three different methods</text:p>
        </text:list-item>
        <text:list-item>
          <text:p text:style-name="P1">Calculate existing of vowels in a string</text:p>
        </text:list-item>
        <text:list-item>
          <text:p text:style-name="P1">First letter should be capital of every word in a String</text:p>
        </text:list-item>
        <text:list-item>
          <text:p text:style-name="P1">Calculate occurance of single character in a string</text:p>
        </text:list-item>
        <text:list-item>
          <text:p text:style-name="P1">Calculate occurance of <text:s/>word in a string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22T11:24:05.85</meta:creation-date>
    <dc:date>2018-08-17T15:17:17.93</dc:date>
    <meta:editing-duration>PT16M40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1" meta:paragraph-count="11" meta:word-count="111" meta:character-count="603"/>
  </office:meta>
</office:document-meta>
</file>